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0A6D27696D64ED0481D.png" manifest:media-type="image/png"/>
  <manifest:file-entry manifest:full-path="Pictures/1000000100000243000000DA53736939CF90E091.png" manifest:media-type="image/png"/>
  <manifest:file-entry manifest:full-path="Pictures/1000000100000229000000B23BED657793E36338.png" manifest:media-type="image/png"/>
  <manifest:file-entry manifest:full-path="Pictures/10000001000001BB0000014915FD1D95CF5B65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250" officeooo:paragraph-rsid="00169250"/>
    </style:style>
    <style:style style:name="P2" style:family="paragraph" style:parent-style-name="Standard">
      <style:text-properties officeooo:rsid="00169250" officeooo:paragraph-rsid="00184288"/>
    </style:style>
    <style:style style:name="P3" style:family="paragraph" style:parent-style-name="Standard">
      <style:text-properties officeooo:rsid="00169250" officeooo:paragraph-rsid="00191a1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69250" style:font-size-asian="15pt" style:font-size-complex="15pt"/>
    </style:style>
    <style:style style:name="T3" style:family="text">
      <style:text-properties fo:font-size="15pt" officeooo:rsid="00184288" style:font-size-asian="15pt" style:font-size-complex="15pt"/>
    </style:style>
    <style:style style:name="T4" style:family="text">
      <style:text-properties fo:font-size="15pt" officeooo:rsid="00191a1f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tab/><text:tab/><text:tab/><text:tab/><text:span text:style-name="T1"> <text:s text:c="6"/></text:span><text:span text:style-name="T2">Assignment no-04<text:tab/><text:tab/><text:tab/><text:tab/><text:tab/><text:tab/><text:tab/><text:tab/></text:span></text:p>
      <text:p text:style-name="P1"><text:span text:style-name="T1">1)</text:span><draw:frame draw:style-name="fr2" draw:name="Image1" text:anchor-type="char" svg:x="2.117cm" svg:y="1.402cm" svg:width="11.71cm" svg:height="8.705cm" draw:z-index="0"><draw:image xlink:href="Pictures/10000001000001BB0000014915FD1D95CF5B6575.png" xlink:type="simple" xlink:show="embed" xlink:actuate="onLoad" draw:mime-type="image/png"/></draw:frame></text:p>
      <text:p text:style-name="P1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1">2)</text:span></text:p>
      <text:p text:style-name="P2"><draw:frame draw:style-name="fr3" draw:name="Image2" text:anchor-type="char" svg:width="14.631cm" svg:height="4.71cm" draw:z-index="1"><draw:image xlink:href="Pictures/1000000100000229000000B23BED657793E36338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/text:span></text:p>
      <text:p text:style-name="P3"><draw:frame draw:style-name="fr2" draw:name="Image3" text:anchor-type="char" svg:x="0.815cm" svg:y="1.268cm" svg:width="15.319cm" svg:height="5.768cm" draw:z-index="2"><draw:image xlink:href="Pictures/1000000100000243000000DA53736939CF90E091.png" xlink:type="simple" xlink:show="embed" xlink:actuate="onLoad" draw:mime-type="image/png"/></draw:frame><text:span text:style-name="T3">3)</text:span></text:p>
      <text:p text:style-name="P3"><text:soft-page-break/><text:span text:style-name="T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)<text:tab/><text:tab/><text:tab/><text:tab/><text:tab/><text:tab/><text:tab/><text:tab/><text:tab/><text:tab/><text:tab/><text:tab/><text:tab/><text:tab/><text:tab/></text:span><draw:frame draw:style-name="fr1" draw:name="Image4" text:anchor-type="char" svg:width="17cm" svg:height="4.06cm" draw:z-index="3"><draw:image xlink:href="Pictures/10000001000002B7000000A6D27696D64ED048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4:28:03.012614214</meta:creation-date>
    <dc:date>2024-03-08T15:10:38.389242132</dc:date>
    <meta:editing-duration>PT1M4S</meta:editing-duration>
    <meta:editing-cycles>1</meta:editing-cycles>
    <meta:document-statistic meta:table-count="0" meta:image-count="4" meta:object-count="0" meta:page-count="2" meta:paragraph-count="7" meta:word-count="6" meta:character-count="169" meta:non-whitespace-character-count="23"/>
    <meta:generator>LibreOffice/7.3.7.2$Linux_X86_64 LibreOffice_project/30$Build-2</meta:generator>
  </office:meta>
</office:document-meta>
</file>